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18f8" officeooo:paragraph-rsid="000218f8"/>
    </style:style>
    <style:style style:name="P3" style:family="paragraph" style:parent-style-name="Standard">
      <style:paragraph-properties fo:text-align="justify" style:justify-single-word="false"/>
      <style:text-properties fo:font-size="10pt" officeooo:rsid="000218f8" officeooo:paragraph-rsid="00046fd6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fo:font-weight="bold" officeooo:rsid="000218f8" officeooo:paragraph-rsid="00046fd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officeooo:rsid="000218f8" officeooo:paragraph-rsid="00046fd6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officeooo:rsid="00046fd6" officeooo:paragraph-rsid="00046fd6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0pt" fo:font-weight="bold" officeooo:rsid="000218f8" officeooo:paragraph-rsid="00046fd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0pt" fo:font-weight="bold" officeooo:rsid="000218f8" officeooo:paragraph-rsid="000eba2e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ejaVu Sans" fo:font-size="10pt" fo:font-weight="normal" officeooo:rsid="00046fd6" officeooo:paragraph-rsid="000eba2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ejaVu Sans" fo:font-size="10pt" fo:font-weight="normal" officeooo:rsid="000eba2e" officeooo:paragraph-rsid="000eba2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ejaVu Sans" fo:font-size="10pt" fo:font-weight="normal" officeooo:rsid="000eef43" officeooo:paragraph-rsid="000eef4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0pt" officeooo:paragraph-rsid="000eba2e"/>
    </style:style>
    <style:style style:name="P13" style:family="paragraph" style:parent-style-name="Standard">
      <style:paragraph-properties fo:text-align="justify" style:justify-single-word="false"/>
      <style:text-properties fo:font-size="10pt" officeooo:rsid="00046fd6" officeooo:paragraph-rsid="00127002" style:font-size-asian="10pt" style:font-size-complex="10pt"/>
    </style:style>
    <style:style style:name="T1" style:family="text">
      <style:text-properties officeooo:rsid="00062d7e"/>
    </style:style>
    <style:style style:name="T2" style:family="text">
      <style:text-properties officeooo:rsid="000eba2e"/>
    </style:style>
    <style:style style:name="T3" style:family="text">
      <style:text-properties fo:font-weight="bold" officeooo:rsid="000218f8" style:font-size-asian="10pt" style:font-weight-asian="bold" style:font-size-complex="10pt" style:font-weight-complex="bold"/>
    </style:style>
    <style:style style:name="T4" style:family="text">
      <style:text-properties fo:font-weight="bold" officeooo:rsid="000f4c23" style:font-size-asian="10pt" style:font-weight-asian="bold" style:font-size-complex="10pt" style:font-weight-complex="bold"/>
    </style:style>
    <style:style style:name="T5" style:family="text">
      <style:text-properties officeooo:rsid="000efb2f"/>
    </style:style>
    <style:style style:name="T6" style:family="text">
      <style:text-properties officeooo:rsid="0011a954"/>
    </style:style>
    <style:style style:name="T7" style:family="text">
      <style:text-properties style:font-name="DejaVu Sans" fo:font-weight="normal" style:font-weight-asian="normal" style:font-weight-complex="normal"/>
    </style:style>
    <style:style style:name="T8" style:family="text">
      <style:text-properties style:font-name="DejaVu Sans" fo:font-weight="normal" officeooo:rsid="0004e8e5" style:font-weight-asian="normal" style:font-weight-complex="normal"/>
    </style:style>
    <style:style style:name="T9" style:family="text">
      <style:text-properties style:font-name="DejaVu Sans" fo:font-weight="normal" officeooo:rsid="00127002" style:font-weight-asian="normal" style:font-weight-complex="normal"/>
    </style:style>
    <style:style style:name="T10" style:family="text">
      <style:text-properties style:font-name="DejaVu Sans" fo:font-weight="normal" officeooo:rsid="0014c37f" style:font-weight-asian="normal" style:font-weight-complex="normal"/>
    </style:style>
    <style:style style:name="T11" style:family="text">
      <style:text-properties style:font-name="DejaVu Sans" fo:font-weight="normal" officeooo:rsid="00167f8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yui_3_17_2_1_1663830240726_164"/>SISTEMAS EMPOTRADOS Y DE TIEMPO REAL</text:h>
      <text:p text:style-name="P2">Práctica 1 – Gonzalo Vega Pérez</text:p>
      <text:p text:style-name="P2"/>
      <text:p text:style-name="P12"><text:span text:style-name="T4">1</text:span><text:span text:style-name="T3">. Ejecutar los siguientes casos y justificar su comportamiento:</text:span></text:p>
      <text:p text:style-name="P8"/>
      <text:p text:style-name="P9">a. ./practica1 (multicore)</text:p>
      <text:p text:style-name="P10">Todo funciona correctamente. El planificador asigna cada hilo a una cpu diferente. Los procesos no compiten por usar la cpu y todos pueden ejecutar sin problemas.</text:p>
      <text:p text:style-name="P9"><text:line-break/>b. ./practica1 (monocore)</text:p>
      <text:p text:style-name="P10">Todos los hilos quieren utilizar la misma cpu al mismo tiempo. El planificador debe decidir cual de todos puede ejecutar e ir expulsndolos y asignándolos. Todos terminan su iteración casi al mismo tiempo <text:span text:style-name="T5">con un coste muy similar.</text:span> <text:s/><text:span text:style-name="T6">P</text:span>ero no cumplen los requisitos temportales / de coste.</text:p>
      <text:p text:style-name="P9"/>
      <text:p text:style-name="P9">c. ./practica1 (monocore) + stress</text:p>
      <text:p text:style-name="P11">Igual que el caso sin stress pero aun más lento debido a la carga extra en la cpu.</text:p>
      <text:p text:style-name="P9"><text:line-break/>d. ./practica1 (multicore) + stress</text:p>
      <text:p text:style-name="P11">Aunque los hilos no compitan entre sí, debido a la saturación en las cpus algunas iteraciones no cumplen los requisitos.</text:p>
      <text:p text:style-name="P7"/>
      <text:p text:style-name="P7"/>
      <text:p text:style-name="P7">2. ¿En qué casos de ejecución (nombrados anteriormente) el sistema es capaz de<text:line-break/>cumplir las restricciones temporales (tanto tiempo de cómputo como<text:line-break/>periodicidad)?</text:p>
      <text:p text:style-name="P5"/>
      <text:p text:style-name="P6">Multicore <text:span text:style-name="T2">(no stress)</text:span></text:p>
      <text:p text:style-name="P5"/>
      <text:p text:style-name="P7">3. ¿Qué número mínimo de cpus se necesitan para que tu programa ejecute<text:line-break/>correctamente sin fallos de restricciones temporales? Usa el comando taskset<text:line-break/>para comprobarlo.</text:p>
      <text:p text:style-name="P5"/>
      <text:p text:style-name="P6">1 y 2 CPUs – Fallo temporal <text:span text:style-name="T1">y de tiempo de cómputo.</text:span></text:p>
      <text:p text:style-name="P6">3 CPUs – Fallo de <text:span text:style-name="T1">tiempo de cómputo pero no fallo temporal</text:span>.</text:p>
      <text:p text:style-name="P6">4 CPUs – Ejecuta correctamente.</text:p>
      <text:p text:style-name="P6"/>
      <text:p text:style-name="P5"/>
      <text:p text:style-name="P7">4. ¿Qué solución se podría proponer para cumplir plazos estrictos temporales de<text:line-break/>periodicidad en la ejecución de los threads utilizando la configuración actual que<text:line-break/>tienen los ordenadores del laboratorio?</text:p>
      <text:p text:style-name="P4"/>
      <text:p text:style-name="P13"><text:span text:style-name="T7">Añadiendo cerrojos. </text:span><text:span text:style-name="T8">Así la tarea que tiene el cerrojo tendría prioridad </text:span><text:span text:style-name="T9">para terminar su ejecución </text:span><text:span text:style-name="T10">y no sería expulsada para que otros hilos pudiesen ejecutar. De esta manera un hilo no ejecutaría hasta que el anterior hubiese terminado y soltase el cerrojo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9:40:44.153925991</meta:creation-date>
    <dc:date>2022-09-29T09:15:07.301748382</dc:date>
    <meta:editing-duration>PT52M51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1" meta:paragraph-count="19" meta:word-count="295" meta:character-count="1850" meta:non-whitespace-character-count="1567"/>
  </office:meta>
</office:document-meta>
</file>